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1.5902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525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2017-10-15T11:21Z</text:p>
          </table:table-cell>
          <table:table-cell table:style-name="ce8" office:value-type="string" calcext:value-type="string">
            <text:p>Kraken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2017-10-16T02:55Z</text:p>
          </table:table-cell>
          <table:table-cell table:style-name="ce8" office:value-type="string" calcext:value-type="string">
            <text:p>Kraken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7" office:value-type="string" calcext:value-type="string">
            <text:p>2017-10-15T11:24Z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3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4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1" number:title="User-defined">
      <number:number number:decimal-places="8" number:min-decimal-places="8" number:min-integer-digits="1"/>
    </number:number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percentage-style style:name="N127" number:title="User-defined">
      <number:number number:decimal-places="3" number:min-decimal-places="3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3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RP2" style:family="table-cell" style:parent-style-name="Default"/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1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2:28:12.346121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0:28:41.337811571</meta:creation-date>
    <meta:generator>LibreOffice/7.3.3.2$Linux_X86_64 LibreOffice_project/4985bca6212b77bf8c7a86bceeb2084ec86f4b6b</meta:generator>
    <dc:date>2022-06-05T22:34:56.102232553</dc:date>
    <meta:editing-duration>P4DT5H45M4S</meta:editing-duration>
    <meta:editing-cycles>122</meta:editing-cycles>
    <meta:document-statistic meta:table-count="4" meta:cell-count="145" meta:object-count="0"/>
  </office:meta>
</office:document-meta>
</file>